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draw:fill-color="#ffffff" draw:auto-grow-height="true" fo:min-height="3.507cm"/>
    </style:style>
    <style:style style:name="pr5" style:family="presentation" style:parent-style-name="arc-outline1" style:list-style-name="L2">
      <style:graphic-properties draw:fill-color="#ffffff" draw:auto-grow-height="true" fo:min-height="13.86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outline1" style:list-style-name="L2">
      <style:graphic-properties draw:fill-color="#ffffff" fo:min-height="13.609cm"/>
    </style:style>
    <style:style style:name="pr8" style:family="presentation" style:parent-style-name="arc-outline1" style:list-style-name="L2">
      <style:graphic-properties draw:fill-color="#ffffff" fo:min-height="13.609cm"/>
    </style:style>
    <style:style style:name="pr9" style:family="presentation" style:parent-style-name="arc-outline1" style:list-style-name="L2">
      <style:graphic-properties draw:fill-color="#ffffff" fo:min-height="13.609cm"/>
    </style:style>
    <style:style style:name="pr10" style:family="presentation" style:parent-style-name="arc-outline1" style:list-style-name="L2">
      <style:graphic-properties draw:fill-color="#ffffff" fo:min-height="13.609cm"/>
    </style:style>
    <style:style style:name="pr11" style:family="presentation" style:parent-style-name="arc-outline1" style:list-style-name="L2">
      <style:graphic-properties draw:fill-color="#ffffff" fo:min-height="13.609cm"/>
    </style:style>
    <style:style style:name="pr12" style:family="presentation" style:parent-style-name="arc-outline1" style:list-style-name="L2">
      <style:graphic-properties draw:fill-color="#ffffff" fo:min-height="13.609cm"/>
    </style:style>
    <style:style style:name="pr13" style:family="presentation" style:parent-style-name="arc-title">
      <style:graphic-properties fo:min-height="3.256cm"/>
    </style:style>
    <style:style style:name="pr14" style:family="presentation" style:parent-style-name="arc-outline1">
      <style:graphic-properties fo:min-height="13.609cm"/>
    </style:style>
    <style:style style:name="pr15" style:family="presentation" style:parent-style-name="arc-outline1" style:list-style-name="L2">
      <style:graphic-properties draw:fill-color="#ffffff" fo:min-height="13.609cm"/>
    </style:style>
    <style:style style:name="pr16" style:family="presentation" style:parent-style-name="arc-outline1" style:list-style-name="L2">
      <style:graphic-properties draw:fill-color="#ffffff" fo:min-height="13.609cm"/>
    </style:style>
    <style:style style:name="pr17" style:family="presentation" style:parent-style-name="arc-outline1">
      <style:graphic-properties draw:fill-color="#ffffff" fo:min-height="17.145cm"/>
    </style:style>
    <style:style style:name="pr18" style:family="presentation" style:parent-style-name="arc-outline1">
      <style:graphic-properties fo:min-height="17.78cm"/>
    </style:style>
    <style:style style:name="pr19" style:family="presentation" style:parent-style-name="arc-outline1" style:list-style-name="L2">
      <style:graphic-properties draw:fill-color="#ffffff" fo:min-height="13.609cm"/>
    </style:style>
    <style:style style:name="pr20" style:family="presentation" style:parent-style-name="arc-outline1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1.2cm" fo:margin-right="0cm" fo:text-indent="-0.9cm"/>
    </style:style>
    <style:style style:name="P3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-agent implementation of the classic word game, Scrabble</text:p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ame State / Game Engine / Dictionary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  <text:list-item>
                    <text:p text:style-name="P1">Dictionary containing ~179,000 w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8" draw:text-style-name="P3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9" draw:text-style-name="P3" draw:layer="layout" svg:width="25.199cm" svg:height="15.369cm" svg:x="1.4cm" svg:y="4.914cm" presentation:class="outline" presentation:user-transformed="true">
          <draw:text-box>
            <text:list text:style-name="L2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0" draw:text-style-name="P3" draw:layer="layout" svg:width="25.199cm" svg:height="15.538cm" svg:x="1.4cm" svg:y="4.914cm" presentation:class="outline" presentation:user-transformed="true">
          <draw:text-box>
            <text:list text:style-name="L2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1" draw:text-style-name="P3" draw:layer="layout" svg:width="25.199cm" svg:height="15.658cm" svg:x="1.4cm" svg:y="4.914cm" presentation:class="outline" presentation:user-transformed="true">
          <draw:text-box>
            <text:list text:style-name="L2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14" draw:layer="layout" svg:width="25.199cm" svg:height="14.178cm" svg:x="1.4cm" svg:y="4.914cm" presentation:class="outline" presentation:user-transformed="true">
          <draw:text-box>
            <text:list text:style-name="L3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14" draw:layer="layout" svg:width="25.199cm" svg:height="14.588cm" svg:x="1.4cm" svg:y="4.914cm" presentation:class="outline" presentation:user-transformed="true">
          <draw:text-box>
            <text:list text:style-name="L3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 letters</text:p>
              </text:list-item>
              <text:list-item>
                <text:p>Combinations of any of the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gent Strategy Analysis</text:p>
          </draw:text-box>
        </draw:frame>
        <draw:frame presentation:style-name="pr1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rute-Force is best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possible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ategy Analysis</text:p>
          </draw:text-box>
        </draw:frame>
        <draw:frame presentation:style-name="pr17" draw:layer="layout" svg:width="28cm" svg:height="17.161cm" svg:x="0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Based on AI v AI simulations, 300 games each</text:p>
              </text:list-item>
            </text:list>
          </draw:text-box>
        </draw:frame>
        <draw:frame draw:style-name="gr2" draw:layer="layout" svg:width="28.575cm" svg:height="14.005cm" svg:x="0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>Utility Function Analysis</text:p>
          </draw:text-box>
        </draw:frame>
        <draw:frame presentation:style-name="pr18" draw:layer="layout" svg:width="28.635cm" svg:height="17.78cm" svg:x="-0.635cm" svg:y="3.175cm" presentation:class="outline" presentation:placeholder="true" presentation:user-transformed="true">
          <draw:text-box/>
        </draw:frame>
        <draw:frame draw:style-name="gr3" draw:layer="layout" svg:width="28.427cm" svg:height="14.14cm" svg:x="0cm" svg:y="4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9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2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office:forms form:automatic-focus="false" form:apply-design-mode="false"/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Tim Goric</dc:creator>
    <dc:date>2010-12-07T20:23:35.75</dc:date>
    <meta:keyword>simple</meta:keyword>
    <meta:keyword>background</meta:keyword>
    <meta:keyword>template</meta:keyword>
    <meta:keyword>Impress</meta:keyword>
    <meta:editing-cycles>6</meta:editing-cycles>
    <meta:editing-duration>PT01H17M57S</meta:editing-duration>
    <meta:document-statistic meta:object-count="87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../../Users/Matt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4.006cm" xlink:href="." chart:class="chart:bar" chart:style-name="ch1">
        <chart:title svg:x="10.676cm" svg:y="0.281cm" chart:style-name="ch2">
          <text:p>Maximum Score Utility Function</text:p>
        </chart:title>
        <chart:legend chart:legend-position="end" svg:x="23.05cm" svg:y="5.635cm" chart:style-name="ch3"/>
        <chart:plot-area chart:style-name="ch4" chart:data-source-has-labels="both" svg:x="0.571cm" svg:y="1.17cm" svg:width="21.909cm" svg:height="12.276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BruteForce vs Restart15</text:p>
              </table:table-cell>
              <table:table-cell office:value-type="float" office:value="12.23">
                <text:p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28cm" svg:height="14.141cm" xlink:href="." chart:class="chart:bar" chart:style-name="ch1">
        <chart:title svg:x="10.946cm" svg:y="0.283cm" chart:style-name="ch2">
          <text:p>Utility Function Comparisons</text:p>
        </chart:title>
        <chart:legend chart:legend-position="end" svg:x="21.82cm" svg:y="5.204cm" chart:style-name="ch3"/>
        <chart:plot-area chart:style-name="ch4" chart:data-source-has-labels="both" svg:x="0.568cm" svg:y="1.174cm" svg:width="20.685cm" svg:height="12.403cm">
          <chart:axis chart:dimension="x" chart:name="primary-x" chart:style-name="ch5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series chart:style-name="ch11" chart:values-cell-range-address="local-table.$B$5:.$C$5" chart:label-cell-address="local-table.$A$5" chart:class="chart:bar">
            <chart:data-point chart:repeated="2"/>
          </chart:series>
          <chart:series chart:style-name="ch12" chart:values-cell-range-address="local-table.$B$6:.$C$6" chart:label-cell-address="local-table.$A$6" chart:class="chart:bar">
            <chart:data-point chart:repeated="2"/>
          </chart:series>
          <chart:series chart:style-name="ch13" chart:values-cell-range-address="local-table.$B$7:.$C$7" chart:label-cell-address="local-table.$A$7" chart:class="chart:bar">
            <chart:data-point chart:repeated="2"/>
          </chart:series>
          <chart:series chart:style-name="ch14" chart:values-cell-range-address="local-table.$B$8:.$C$8" chart:label-cell-address="local-table.$A$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Max vs Smart S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x vs Use Bonus</text:p>
              </table:table-cell>
              <table:table-cell office:value-type="float" office:value="38.2533333333333">
                <text:p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x vs Smart+Common+Bonus</text:p>
              </table:table-cell>
              <table:table-cell office:value-type="float" office:value="39.91">
                <text:p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x vs Smart+SaveCommon</text:p>
              </table:table-cell>
              <table:table-cell office:value-type="float" office:value="39.15">
                <text:p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Max vs Save Common</text:p>
              </table:table-cell>
              <table:table-cell office:value-type="float" office:value="36.42">
                <text:p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Smart S vs Use Bonus</text:p>
              </table:table-cell>
              <table:table-cell office:value-type="float" office:value="38.96">
                <text:p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mart S vs Save Common</text:p>
              </table:table-cell>
              <table:table-cell office:value-type="float" office:value="37.0466666666667">
                <text:p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